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uterFunctionBuilderTests.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outerFunctionBuilderTests.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RouterFunctionBuilderTests.ro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outerFunctionBuilderTests.initRequest( String httpMethod , String requestUri , @ Nullable Consumer &lt; MockHttpServletRequest &gt;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uterFunctionBuilderTests.handle( HandlerFunction &lt; ServerResponse &gt; handlerFunction , Server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outerFunctionBuilderTests.multipleOn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outerFunctionBuilderTests.n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outerFunctionBuilderTests.initRequest( String httpMethod , String reques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Tests.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